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monospace" fo:font-size="16pt" officeooo:rsid="00004403" officeooo:paragraph-rsid="00004403" style:font-size-asian="14pt" style:font-size-complex="16pt"/>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04403" officeooo:paragraph-rsid="00004403" style:font-size-asian="14pt" style:font-size-complex="16pt"/>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39ebc" officeooo:paragraph-rsid="0005448d" style:font-size-asian="14pt" style:font-size-complex="16pt"/>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39ebc" officeooo:paragraph-rsid="0007a610" style:font-size-asian="14pt" style:font-size-complex="16pt"/>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5448d" officeooo:paragraph-rsid="0005448d" style:font-size-asian="14pt" style:font-size-complex="16pt"/>
    </style:style>
    <style:style style:name="P6"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9e756" officeooo:paragraph-rsid="0009e756" style:font-size-asian="14pt" style:font-size-complex="16pt"/>
    </style:style>
    <style:style style:name="P7"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9e756" officeooo:paragraph-rsid="000c04ef" style:font-size-asian="14pt" style:font-size-complex="16pt"/>
    </style:style>
    <style:style style:name="P8" style:family="paragraph" style:parent-style-name="Standard">
      <loext:graphic-properties draw:fill="none"/>
      <style:paragraph-properties fo:margin-left="0in" fo:margin-right="0in" fo:text-indent="0.5in" style:auto-text-indent="false" fo:background-color="transparent"/>
      <style:text-properties style:font-name="monospace" fo:font-size="16pt" officeooo:rsid="000f5416" officeooo:paragraph-rsid="000f5416" style:font-size-asian="14pt" style:font-size-complex="16pt"/>
    </style:style>
    <style:style style:name="T1" style:family="text">
      <style:text-properties officeooo:rsid="0005448d"/>
    </style:style>
    <style:style style:name="T2" style:family="text">
      <style:text-properties officeooo:rsid="00080a5b"/>
    </style:style>
    <style:style style:name="T3" style:family="text">
      <style:text-properties officeooo:rsid="000c04ef"/>
    </style:style>
    <style:style style:name="T4" style:family="text">
      <style:text-properties officeooo:rsid="000f37f4"/>
    </style:style>
    <style:style style:name="T5" style:family="text">
      <style:text-properties officeooo:rsid="000f38f5"/>
    </style:style>
    <style:style style:name="T6" style:family="text">
      <style:text-properties officeooo:rsid="001116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osal for COS412 Class Project</text:p>
      <text:p text:style-name="P2">Elliot Chandler, 26<text:span text:style-name="T4">a27</text:span> Jan. 2019</text:p>
      <text:p text:style-name="P2"/>
      <text:p text:style-name="P4"><text:span text:style-name="T5">For this semester, I propose the</text:span> implement<text:span text:style-name="T5">ation of</text:span> more dynamic landscape <text:span text:style-name="T5">element</text:span>s in my existing game.</text:p>
      <text:p text:style-name="P4"/>
      <text:p text:style-name="P4">The first priority is implementing terrain deformation based on collision by masses or forces e.g. vehicle wheels. This should be relatively simple, as the behavior has been studied and a published algorithm is available and looks like something I could implement with some work. <text:span text:style-name="T1">This should be implemented in a way that allows storing and deterministically reproducing the results of deformation, so changes to the landscape are persistent between sessions. (Relatedly, it would be useful to be able to reset the terrain to its default state, and interesting to have some method of allowing terrain editing within the game, although creating a good user interface for the latter would likely be a challenge.)</text:span></text:p>
      <text:p text:style-name="P3"/>
      <text:p text:style-name="P3">Separately, to get better behavior of wheels (e.g. correct handling of sharp dropoffs without the rendered wheel glitching through the land) it will likely be necessary to find a replacement for (or more likely, implement a replacement for) the current WheelCollider component, since it only seems able to collide at a single point.</text:p>
      <text:p text:style-name="P3"/>
      <text:p text:style-name="P3"><text:span text:style-name="T1">These first three changes should substantially increase the enjoyment of the game, as it would allow the environment to feel more variable and dynamic.</text:span></text:p>
      <text:p text:style-name="P3"/>
      <text:p text:style-name="P5">If I can implement those this semester, which itself is probably no small task, there are other things that would also be nice to have. <text:span text:style-name="T2">First, the water should be able to have better behavior. Specifically, it should correctly move when things enter it, and it should be able to have flow vectors within it that affect the player characters when they are submerged. These are a bit more complex. The first involves modelling the wave behavior (presumably only computing the effects on the volume in the immediate vicinity of the object moving in the water, and blending it into unchanged volumes further away), and the latter I don’t even know how I’d start going about that. (Note that I’m not proposing full volumetric flow modelling, in that e.g. water would not be affected by gravity and the flow forces would be constant and predefined rather than equalizing as it gets itself organized like it does in reality; I think that would be even more ridiculously </text:span><text:soft-page-break/><text:span text:style-name="T2">difficult.) Second, it would be nice to have destructible environment objects (trees, etc.), which could also have effects upon them be persistent.</text:span></text:p>
      <text:p text:style-name="P5"/>
      <text:p text:style-name="P7">If I accomplish all of those goals, I could probably think of more, but I suspect even just the first couple are hugely ambitious, given th<text:span text:style-name="T3">at t</text:span>here’s a lot of mathematics in how these things move and interact, <text:span text:style-name="T3">but I find mathematics and similar manners of thinking very difficult</text:span>.</text:p>
      <text:p text:style-name="P6"/>
      <text:p text:style-name="P8">I have collected several resources that I think will be valuable in the course of developing these changes. <text:span text:style-name="T6">Here is a list of what I have selected for consideration so far:</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09:48.419388081</meta:creation-date>
    <dc:date>2019-01-27T02:52:46.325237192</dc:date>
    <meta:editing-duration>PT8H12M22S</meta:editing-duration>
    <meta:editing-cycles>14</meta:editing-cycles>
    <meta:generator>LibreOffice/6.0.3.2$Linux_X86_64 LibreOffice_project/00m0$Build-2</meta:generator>
    <meta:document-statistic meta:table-count="0" meta:image-count="0" meta:object-count="0" meta:page-count="2" meta:paragraph-count="9" meta:word-count="484" meta:character-count="2922" meta:non-whitespace-character-count="2447"/>
  </office:meta>
</office:document-meta>
</file>